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477032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477032" style:font-size-asian="10pt" style:font-style-asian="italic" style:font-size-complex="10pt" style:font-style-complex="italic"/>
    </style:style>
    <style:style style:name="P6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3f5a5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3e105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47703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4b54b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51270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4" style:family="paragraph" style:parent-style-name="Text_20_body_20__28_user_29_">
      <style:paragraph-properties fo:text-align="center" style:justify-single-word="false"/>
      <style:text-properties fo:color="#000000" loext:opacity="100%" style:font-name="Arial1" fo:font-size="10pt" fo:font-weight="bold" officeooo:rsid="003ddae2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5" style:family="paragraph" style:parent-style-name="Text_20_body_20__28_user_29_">
      <style:paragraph-properties fo:text-align="justify" style:justify-single-word="false"/>
      <style:text-properties fo:color="#2a6099" loext:opacity="100%" style:font-name="Arial1" fo:font-size="10pt" fo:font-weight="bold" officeooo:rsid="004e0f35" officeooo:paragraph-rsid="004e0f3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6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51270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Standard">
      <style:text-properties fo:color="#000000" loext:opacity="100%" style:font-name="Arial1" fo:font-size="10pt" officeooo:paragraph-rsid="004ab0f2" style:font-size-asian="10pt" style:font-size-complex="10pt"/>
    </style:style>
    <style:style style:name="P1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etter-spacing="-0.004cm" fo:font-weight="bold" officeooo:paragraph-rsid="004ab0f2" style:font-size-asian="10pt" style:font-weight-asian="bold" style:font-name-complex="Arial4" style:font-size-complex="10pt" style:font-weight-complex="bold"/>
    </style:style>
    <style:style style:name="P2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ab0f2" style:font-size-asian="10pt" style:font-name-complex="Arial4" style:font-size-complex="10pt"/>
    </style:style>
    <style:style style:name="P21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paragraph-rsid="003ddae2" style:font-size-asian="13pt" style:font-style-asian="italic" style:font-weight-asian="bold" style:font-size-complex="13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2a6099" loext:opacity="100%" fo:font-weight="bold" style:font-weight-asian="bold"/>
    </style:style>
    <style:style style:name="T2" style:family="text">
      <style:text-properties fo:color="#2a6099" loext:opacity="100%" fo:font-weight="bold" officeooo:rsid="005bd8b9" style:font-weight-asian="bold"/>
    </style:style>
    <style:style style:name="T3" style:family="text">
      <style:text-properties fo:color="#2a6099" loext:opacity="100%" fo:font-weight="bold" officeooo:rsid="006263db" style:font-weight-asian="bold"/>
    </style:style>
    <style:style style:name="T4" style:family="text">
      <style:text-properties fo:color="#2a6099" loext:opacity="100%" fo:font-weight="bold" officeooo:rsid="0060cfb9" style:font-weight-asian="bold"/>
    </style:style>
    <style:style style:name="T5" style:family="text">
      <style:text-properties officeooo:rsid="004014a8"/>
    </style:style>
    <style:style style:name="T6" style:family="text">
      <style:text-properties officeooo:rsid="00473067"/>
    </style:style>
    <style:style style:name="T7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8" style:family="text">
      <style:text-properties officeooo:rsid="003ddae2" style:letter-kerning="true" style:font-name-asian="SimSun" style:language-asian="zh" style:country-asian="CN" style:font-name-complex="Lucida Sans" style:language-complex="hi" style:country-complex="IN"/>
    </style:style>
    <style:style style:name="T9" style:family="text">
      <style:text-properties officeooo:rsid="00477032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49f96" style:font-weight-asian="bold" style:font-weight-complex="bold"/>
    </style:style>
    <style:style style:name="T12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3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4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5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6" style:family="text">
      <style:text-properties officeooo:rsid="004b54bd"/>
    </style:style>
    <style:style style:name="T17" style:family="text">
      <style:text-properties officeooo:rsid="004c785d"/>
    </style:style>
    <style:style style:name="T18" style:family="text">
      <style:text-properties officeooo:rsid="0051270d"/>
    </style:style>
    <style:style style:name="T19" style:family="text">
      <style:text-properties fo:font-weight="normal" officeooo:rsid="0051270d" style:font-weight-asian="normal" style:font-weight-complex="normal"/>
    </style:style>
    <style:style style:name="T20" style:family="text">
      <style:text-properties fo:font-weight="normal" officeooo:rsid="005bd8b9" style:font-weight-asian="normal" style:font-weight-complex="normal"/>
    </style:style>
    <style:style style:name="T2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7">D</text:span><text:span text:style-name="T8">ICTAMEN COMISIÓN INFORMATIVA</text:span></text:p>
      <text:p text:style-name="P6"/>
      <text:p text:style-name="P16">Número de expediente: $$V_NUMEXP$$ </text:p>
      <text:p text:style-name="P16">Nombre del expediente: $$V_TITULOEXP$$</text:p>
      <text:p text:style-name="P16">Fecha: $$DIA_SISTEMA$$ <text:span text:style-name="T9">de </text:span>$$MES_SISTEMA$$ <text:span text:style-name="T9">de </text:span>$$EJERCICIO_SISTEMA$$</text:p>
      <text:p text:style-name="P7"/>
      <text:p text:style-name="P8">Visto que el Plan Anual Normativo aprobado por <text:span text:style-name="T16">a</text:span>cuerdo de Pleno de $$F_ACUERDO_PLENO$$ para el ejercicio $$EJERCICIO_PAN$$ y publicado en el portal de transparencia contiene la previsión de aprobación de la ordenanza municipal general de subvenciones en este ejercicio. </text:p>
      <text:p text:style-name="P8">Vista la necesidad de regular un procedimiento de aprobación, concesión y justificación de las subvenciones y ayudas, al objeto de establecer unas bases comunes por las que se rijan todas las subvenciones y aportaciones dinerarias sin contraprestación que concede $$ESTE_ART$$ $$TRATAMIENTO_AYTO$$ $$AYUNTAMIENTO$$.</text:p>
      <text:p text:style-name="P13"><text:span text:style-name="T2">[En caso de </text:span><text:span text:style-name="T3">que se haya realizado trámite de</text:span><text:span text:style-name="T2"> consulta pública </text:span><text:span text:style-name="T4">e información pública</text:span><text:span text:style-name="T2">]</text:span><text:span text:style-name="T18">Re</text:span>alizados los trámites de consulta e información públicas y examinadas las propuestas y opiniones presentadas por los interesados<text:span text:style-name="T1">[si las hubiere]</text:span>.</text:p>
      <text:p text:style-name="P17"><text:span text:style-name="T2">[En caso de </text:span><text:span text:style-name="T3">que se haya realizado trámite de</text:span><text:span text:style-name="T2"> consulta pública]</text:span><text:span text:style-name="T19">Re</text:span><text:span text:style-name="T20">alizado </text:span><text:span text:style-name="T19">el</text:span><text:span text:style-name="T20"> trámite de consulta pública y examinadas las propuestas y opiniones presentadas por los interesados</text:span><text:span text:style-name="T2">[si las hubiere]</text:span><text:span text:style-name="T20">.</text:span></text:p>
      <text:p text:style-name="P17"><text:span text:style-name="T2">[En caso de </text:span><text:span text:style-name="T3">que se haya realizado trámite</text:span><text:span text:style-name="T2"> de </text:span><text:span text:style-name="T4">información</text:span><text:span text:style-name="T2"> pública]</text:span><text:span text:style-name="T19">Re</text:span><text:span text:style-name="T20">alizado </text:span><text:span text:style-name="T19">e</text:span><text:span text:style-name="T20">l trámite de información pública y examinadas las propuestas y opiniones presentadas por los interesados</text:span><text:span text:style-name="T2">[si las hubiere]</text:span><text:span text:style-name="T20">.</text:span></text:p>
      <text:p text:style-name="P9">Visto el informe de Secretaría de fecha $$F_F_ISE$$.</text:p>
      <text:p text:style-name="P8">Debatido y deliberado el asunto por los miembros de esta Comisión Informativa, y con $$VOTOS_FAVORABLES_COMISION$$ <text:span text:style-name="T5">votos a favor,</text:span> $$VOTOS_EN_CONTRA_COMISION$$ <text:span text:style-name="T5">en contra y</text:span> $$ABSTENCIONES_COMISION$$ <text:span text:style-name="T5">abstenciones,</text:span> se dictamina favorablemente, proponiendo <text:span text:style-name="T18">al Pleno $$DEL_AYTO$$ $$AYUNTAMIENTO$$</text:span> la adopción del siguiente:</text:p>
      <text:p text:style-name="P8"/>
      <text:p text:style-name="P14">ACUERD<text:span text:style-name="T16">O</text:span></text:p>
      <text:p text:style-name="P8"/>
      <text:p text:style-name="P10"><text:span text:style-name="T10">PRIMERO</text:span>.- La aprobación inicial de la <text:span text:style-name="T16">o</text:span>rdenanza <text:span text:style-name="T16">g</text:span><text:span text:style-name="T6">eneral reguladora de las </text:span><text:span text:style-name="T16">s</text:span>ubvenciones. </text:p>
      <text:p text:style-name="P15">[Transcribir texto de la ordenanza]</text:p>
      <text:p text:style-name="P12"><text:span text:style-name="T10">SEGUNDO</text:span>.- Publicar el acuerdo adoptado en el Boletín Oficial de la Provincia, y en el tablón de anuncios de $$ESTE_ART$$ $$TRATAMIENTO_AYTO$$ <text:span text:style-name="T17">$$AYUNTAMIENTO$$</text:span>, así como en el portal web, durante el plazo de 30 días hábiles, durante los cuales los ciudadanos podrán presentar las alegaciones o sugerencias que consideren oportunas. </text:p>
      <text:p text:style-name="P8"><text:span text:style-name="T10">TERCERO</text:span>.- En caso de no presentarse reclamaciones ni sugerencias, la <text:span text:style-name="T16">o</text:span>rdenanza <text:span text:style-name="T16">g</text:span><text:span text:style-name="T6">eneral </text:span>se entenderá definitivamente aprobada. </text:p>
      <text:p text:style-name="P8"><text:span text:style-name="T10">CUARTO</text:span>.- Publicar los acuerdos definitivos y el texto íntegro de la <text:span text:style-name="T16">o</text:span>rdenanza aprobada en el «Boletín Oficial» de la provincia, en caso de no presentarse reclamaciones durante el período de exposición pública. </text:p>
      <text:p text:style-name="P8"><text:span text:style-name="T10">QUINTO</text:span>.- Que el acuerdo y el texto de la <text:span text:style-name="T16">o</text:span>rdenanza, definitivamente aprobado, se comunique a la Administración del Estado y de la Comunidad Autónoma en cumplimiento de lo dispuesto en el artículo 65 y 70.2 de la Ley 7/1985, de 2 de abril, Reguladora de las Bases del Régimen Local. </text:p>
      <text:p text:style-name="P11"><text:soft-page-break/><text:span text:style-name="T10">SEXTO</text:span>.- La <text:span text:style-name="T16">o</text:span>rdenanza <text:span text:style-name="T16">g</text:span><text:span text:style-name="T6">eneral</text:span> de <text:span text:style-name="T16">s</text:span>ubvenciones entrará en vigor transcurridos 15 días <text:span text:style-name="T5">hábiles</text:span> desde la recepción del acuerdo remitido conforme al punto <text:span text:style-name="T16">c</text:span>uarto del presente acuerdo, en cumplimiento del artículo 70.2 de la Ley 7/1985, de 2 de abril.</text:p>
      <text:p text:style-name="P18"/>
      <text:p text:style-name="P18"/>
      <text:p text:style-name="P18"/>
      <text:p text:style-name="P20"><text:span text:style-name="Fuente_20_de_20_párrafo_20_predeter."><text:span text:style-name="T15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3"><text:text-input text:description="JOOScript">${(FIRMANTES_FDO_AUXILIAR)!}</text:text-input></text:span></text:span><text:span text:style-name="T11"><text:s/></text:span><text:span text:style-name="Fuente_20_de_20_párrafo_20_predeter."><text:span text:style-name="T12"><text:text-input text:description="JOOScript">${(FIRMANTES_AUXILIAR)!}</text:text-input></text:span></text:span><text:span text:style-name="Fuente_20_de_20_párrafo_20_predeter."><text:span text:style-name="T12"><text:s/></text:span></text:span></text:p>
      <text:p text:style-name="P19"><text:span text:style-name="Fuente_20_de_20_párrafo_20_predeter."><text:span text:style-name="T14"><text:text-input text:description="JOOScript">${(FIRMANTE_DELEGACION_AUXILIAR)!}</text:text-input></text:span></text:span><text:span text:style-name="Fuente_20_de_20_párrafo_20_predeter."><text:span text:style-name="T14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477032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477032" style:font-size-asian="10pt" style:font-style-asian="italic" style:font-size-complex="10pt" style:font-style-complex="italic"/>
    </style:style>
    <style:style style:name="MP6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4">$$TELEFONO_AYTO$$</text:p>
        <text:p text:style-name="MP5">$$WEB_AYTO$$</text:p>
        <text:p text:style-name="MP6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4</meta:editing-cycles>
    <meta:creation-date>2019-09-12T08:50:52.807000000</meta:creation-date>
    <meta:editing-duration>P1DT14H17M8S</meta:editing-duration>
    <meta:generator>LibreOffice/7.0.2.2$Windows_X86_64 LibreOffice_project/8349ace3c3162073abd90d81fd06dcfb6b36b994</meta:generator>
    <dc:date>2021-02-23T12:26:53.635000000</dc:date>
    <meta:document-statistic meta:table-count="0" meta:image-count="0" meta:object-count="0" meta:page-count="2" meta:paragraph-count="27" meta:word-count="451" meta:character-count="3272" meta:non-whitespace-character-count="2845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